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riam Mono CLM" svg:font-family="'Miriam Mono CLM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 style:font-family-generic="roman"/>
  </office:font-face-decls>
  <office:automatic-styles>
    <style:style style:name="P1" style:family="paragraph" style:parent-style-name="Header">
      <style:text-properties officeooo:rsid="001b2d21" officeooo:paragraph-rsid="001b2d21"/>
    </style:style>
    <style:style style:name="P2" style:family="paragraph" style:parent-style-name="Standard">
      <style:text-properties officeooo:rsid="001b2d21" officeooo:paragraph-rsid="001b2d21"/>
    </style:style>
    <style:style style:name="P3" style:family="paragraph" style:parent-style-name="Standard">
      <style:text-properties fo:font-weight="bold" officeooo:rsid="001b2d21" officeooo:paragraph-rsid="001b2d2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1b2d21" officeooo:paragraph-rsid="001b2d21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b2d21" officeooo:paragraph-rsid="001b2d21" style:font-weight-asian="normal" style:font-weight-complex="normal"/>
    </style:style>
    <style:style style:name="P6" style:family="paragraph" style:parent-style-name="Standard">
      <style:text-properties style:text-underline-style="none" officeooo:rsid="001b2d21" officeooo:paragraph-rsid="001b2d21"/>
    </style:style>
    <style:style style:name="P7" style:family="paragraph" style:parent-style-name="Standard">
      <style:text-properties style:text-underline-style="none" officeooo:rsid="001c7e00" officeooo:paragraph-rsid="001c7e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erif" fo:font-size="15pt" style:font-size-asian="15pt" style:font-size-complex="15pt"/>
    </style:style>
    <style:style style:name="T3" style:family="text">
      <style:text-properties style:font-name="Miriam Mono CL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span text:style-name="T1">Interfaz:</text:span> La parte con la que el usuario interactúa con el programa. </text:p>
      <text:p text:style-name="P2"><text:span text:style-name="T1">UI:</text:span> User Interface. A través de su interfaz , el usuario podrá hacer uso de la aplicación.</text:p>
      <text:p text:style-name="P2"><text:span text:style-name="T1">UX:</text:span> User experience.</text:p>
      <text:p text:style-name="P2"/>
      <text:p text:style-name="P2"><text:span text:style-name="T1">Importancia de la interfaz:</text:span> La mayor parte de costes de una aplicación son debidos a errores de código son en la interfaz. Son problemas de usabilidad.</text:p>
      <text:p text:style-name="P2"/>
      <text:p text:style-name="P3">Interfaces web:</text:p>
      <text:p text:style-name="P2"><text:tab/>Elem. de identificación: nombre de la web.</text:p>
      <text:p text:style-name="P2"><text:tab/>Elem. De navegación: atrás,volver…</text:p>
      <text:p text:style-name="P2"><text:tab/>Elem. De contenido: Contenido a mostrar.</text:p>
      <text:p text:style-name="P2"><text:tab/>Elem. De interacción: Formularios, buscadores…</text:p>
      <text:p text:style-name="P2"/>
      <text:p text:style-name="P4">Elementos de una interfaz</text:p>
      <text:p text:style-name="P2"/>
      <text:p text:style-name="P2"><text:span text:style-name="T1">Cabecera: </text:span>Constante en todas las secciones. Logotipo, nombre empresa, elementos útiles en todas las secciones.</text:p>
      <text:p text:style-name="P2"><text:span text:style-name="T1">Menú navegación: </text:span>Nos permite navegar por las diferentes secciones de la web. Es importante realizar una clasificación correcta de categorías.</text:p>
      <text:p text:style-name="P2"><text:span text:style-name="T1">Cuerpo de página:</text:span> Información propia.</text:p>
      <text:p text:style-name="P2"><text:span text:style-name="T1">Pie de página: </text:span>Información de contacto y secciones <text:s/>legales.</text:p>
      <text:p text:style-name="P2"/>
      <text:p text:style-name="P4">Adaptación a la legislación</text:p>
      <text:p text:style-name="P6">Adaptación a la LSSI.</text:p>
      <text:p text:style-name="P6"><text:span text:style-name="T1">LSSI:</text:span> Ley de Servicios de la Sociedad de la Información y del Comercio Electrónico.</text:p>
      <text:p text:style-name="P6">Adaptación a la legislación en materia de protección de datos. <text:span text:style-name="T1">Obliga entre otras cosas, a que nos identifiquemos(propietario). </text:span></text:p>
      <text:p text:style-name="P6">Cumplimiento de la legislación en materia de comercio electrónico.</text:p>
      <text:p text:style-name="P6">Cumplimiento de la legislación específica.</text:p>
      <text:p text:style-name="P4"/>
      <text:p text:style-name="P4">Colores:</text:p>
      <text:p text:style-name="P6"><text:span text:style-name="T1">Alpha:</text:span> canal que nos transmitre la transparencia. RGB<text:span text:style-name="T1">A</text:span>.</text:p>
      <text:p text:style-name="P6"/>
      <text:p text:style-name="P5">Tipografía</text:p>
      <text:p text:style-name="P6">Clara y legible.</text:p>
      <text:p text:style-name="P6">No usar demasiadas tipografías.</text:p>
      <text:p text:style-name="P6">Uso coherente de tipografías.</text:p>
      <text:p text:style-name="P6">No escribir todo en mayúsculas.</text:p>
      <text:p text:style-name="P6">Tamaño al menos: 12px.</text:p>
      <text:p text:style-name="P6"/>
      <text:p text:style-name="P6">Serífa: Bordes de las letras. Ej: <text:span text:style-name="T2">Palabra</text:span></text:p>
      <text:p text:style-name="P6">Sans-serif: Sin serífa</text:p>
      <text:p text:style-name="P6">Mono.space: Letras con ancho fijo.<text:span text:style-name="T3"> Palabra</text:span></text:p>
      <text:p text:style-name="P6"/>
      <text:p text:style-name="P6"/>
      <text:p text:style-name="P6"/>
      <text:p text:style-name="P7">Ventana modal: ventana que se abre y solo puedes interactuar con esta.</text:p>
      <text:p text:style-name="P6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riam Mono CLM" svg:font-family="'Miriam Mono CLM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2d21" officeooo:paragraph-rsid="001b2d2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ARLOS OCHOA<text:tab/><text:tab/>2CFGS DISEÑO DE INTERFACES WE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8:31:13.973126147</meta:creation-date>
    <dc:date>2023-09-21T20:53:26.205107322</dc:date>
    <meta:editing-duration>PT3H2M37S</meta:editing-duration>
    <meta:editing-cycles>2</meta:editing-cycles>
    <meta:generator>LibreOffice/7.5.1.2$Linux_X86_64 LibreOffice_project/fcbaee479e84c6cd81291587d2ee68cba099e129</meta:generator>
    <meta:document-statistic meta:table-count="0" meta:image-count="0" meta:object-count="0" meta:page-count="2" meta:paragraph-count="33" meta:word-count="254" meta:character-count="1672" meta:non-whitespace-character-count="1443"/>
  </office:meta>
</office:document-meta>
</file>